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6.5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142.15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55.83mm"/>
    </style:style>
    <style:style style:name="co12" style:family="table-column">
      <style:table-column-properties fo:break-before="auto" style:column-width="57.19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9.61mm"/>
    </style:style>
    <style:style style:name="co18" style:family="table-column">
      <style:table-column-properties fo:break-before="auto" style:column-width="58.9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22.6mm"/>
    </style:style>
    <style:style style:name="co21" style:family="table-column">
      <style:table-column-properties fo:break-before="auto" style:column-width="23.95mm"/>
    </style:style>
    <style:style style:name="co22" style:family="table-column">
      <style:table-column-properties fo:break-before="auto" style:column-width="15.88mm"/>
    </style:style>
    <style:style style:name="co23" style:family="table-column">
      <style:table-column-properties fo:break-before="auto" style:column-width="13.42mm"/>
    </style:style>
    <style:style style:name="co24" style:family="table-column">
      <style:table-column-properties fo:break-before="auto" style:column-width="16.97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10.42mm"/>
    </style:style>
    <style:style style:name="co27" style:family="table-column">
      <style:table-column-properties fo:break-before="auto" style:column-width="22.14mm"/>
    </style:style>
    <style:style style:name="co28" style:family="table-column">
      <style:table-column-properties fo:break-before="auto" style:column-width="7.71mm"/>
    </style:style>
    <style:style style:name="co29" style:family="table-column">
      <style:table-column-properties fo:break-before="auto" style:column-width="35.67mm"/>
    </style:style>
    <style:style style:name="co30" style:family="table-column">
      <style:table-column-properties fo:break-before="auto" style:column-width="107.56mm"/>
    </style:style>
    <style:style style:name="co31" style:family="table-column">
      <style:table-column-properties fo:break-before="auto" style:column-width="25.4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23.5mm"/>
    </style:style>
    <style:style style:name="co34" style:family="table-column">
      <style:table-column-properties fo:break-before="auto" style:column-width="10mm"/>
    </style:style>
    <style:style style:name="co35" style:family="table-column">
      <style:table-column-properties fo:break-before="auto" style:column-width="13.16mm"/>
    </style:style>
    <style:style style:name="co36" style:family="table-column">
      <style:table-column-properties fo:break-before="auto" style:column-width="24.59mm"/>
    </style:style>
    <style:style style:name="co37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number:text-style style:name="N100">
      <number:text-content/>
    </number:text-style>
    <style:style style:name="ce12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ext-properties style:font-name="Liberation Sans" fo:font-size="9pt" style:font-size-asian="9pt" style:font-size-complex="9pt"/>
    </style:style>
    <style:style style:name="ce68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DejaVu Sans Mono" fo:font-size="9pt" style:font-size-asian="9pt" style:font-size-complex="9pt"/>
    </style:style>
    <style:style style:name="ce14" style:family="table-cell" style:parent-style-name="Default">
      <style:table-cell-properties fo:background-color="#fff200"/>
      <style:text-properties style:font-name="DejaVu Sans Mono" fo:font-size="9pt" style:font-size-asian="9pt" style:font-size-complex="9pt"/>
    </style:style>
    <style:style style:name="ce18" style:family="table-cell" style:parent-style-name="Default" style:data-style-name="N99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0" style:family="table-cell" style:parent-style-name="Default" style:data-style-name="N0">
      <style:table-cell-properties fo:background-color="#fcd4d1"/>
      <style:text-properties style:font-name="DejaVu Sans Mono" fo:font-size="9pt" style:font-size-asian="9pt" style:font-size-complex="9pt"/>
    </style:style>
    <style:style style:name="ce23" style:family="table-cell" style:parent-style-name="Default" style:data-style-name="N0">
      <style:text-properties style:font-name="DejaVu Sans Mono" fo:font-size="9pt" style:font-size-asian="9pt" style:font-size-complex="9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9pt" style:font-size-asian="9pt" style:font-size-complex="9pt"/>
    </style:style>
    <style:style style:name="ce27" style:family="table-cell" style:parent-style-name="Default" style:data-style-name="N100">
      <style:text-properties style:font-name="DejaVu Sans Mono" fo:font-size="9pt" style:font-size-asian="9pt" style:font-size-complex="9pt"/>
    </style:style>
    <style:style style:name="ce83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fcd4d1"/>
      <style:text-properties style:font-name="DejaVu Sans Mono" fo:font-size="9pt" style:font-size-asian="9pt" style:font-size-complex="9pt"/>
    </style:style>
    <style:style style:name="ce28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fcd4d1"/>
      <style:text-properties style:font-name="DejaVu Sans" fo:font-size="9pt" style:font-size-asian="9pt" style:font-size-complex="9pt"/>
    </style:style>
    <style:style style:name="ce34" style:family="table-cell" style:parent-style-name="Default">
      <style:text-properties style:font-name="DejaVu Sans" fo:font-size="9pt" style:font-size-asian="9pt" style:font-size-complex="9pt"/>
    </style:style>
    <style:style style:name="ce43" style:family="table-cell" style:parent-style-name="Default" style:data-style-name="N4">
      <style:table-cell-properties fo:background-color="#fcd4d1"/>
      <style:text-properties style:font-name="DejaVu Sans" fo:font-size="9pt" style:font-size-asian="9pt" style:font-size-complex="9pt"/>
    </style:style>
    <style:style style:name="ce36" style:family="table-cell" style:parent-style-name="Default" style:data-style-name="N4">
      <style:text-properties style:font-name="DejaVu Sans" fo:font-size="9pt" style:font-size-asian="9pt" style:font-size-complex="9pt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62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style:font-name="DejaVu Sans"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style:font-name="FreeMono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ext-properties style:font-name="FreeMono" fo:font-size="9pt" style:font-size-asian="9pt" style:font-size-complex="9pt"/>
    </style:style>
    <style:style style:name="ce98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4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58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5" table:number-columns-repeated="1017" table:default-cell-style-name="ce65"/>
        <table:table-row table:style-name="ro1">
          <table:table-cell table:style-name="ce38" office:value-type="string" calcext:value-type="string" table:number-columns-spanned="3" table:number-rows-spanned="1">
            <text:p>Ventas</text:p>
          </table:table-cell>
          <table:covered-table-cell table:number-columns-repeated="2" table:style-name="ce68"/>
          <table:table-cell/>
          <table:table-cell table:style-name="ce38" office:value-type="string" calcext:value-type="string" table:number-columns-spanned="3" table:number-rows-spanned="1">
            <text:p>Compras</text:p>
          </table:table-cell>
          <table:covered-table-cell table:number-columns-repeated="2" table:style-name="ce68"/>
          <table:table-cell table:number-columns-repeated="1017"/>
        </table:table-row>
        <table:table-row table:style-name="ro2"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/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69" table:formula="of:=+[.A3]+[.C3]-1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table:formula="of:=+[.E3]+[.G3]-1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7" table:formula="of:=+[.B3]+1" office:value-type="float" office:value="9" calcext:value-type="float">
            <text:p>9</text:p>
          </table:table-cell>
          <table:table-cell table:style-name="ce47" table:formula="of:=+[.A4]+[.C4]-1" office:value-type="float" office:value="11" calcext:value-type="float">
            <text:p>1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ce47" table:formula="of:=+[.F3]+1" office:value-type="float" office:value="9" calcext:value-type="float">
            <text:p>9</text:p>
          </table:table-cell>
          <table:table-cell table:style-name="ce47" table:formula="of:=+[.E4]+[.G4]-1" office:value-type="float" office:value="11" calcext:value-type="float">
            <text:p>11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4]+1" office:value-type="float" office:value="12" calcext:value-type="float">
            <text:p>12</text:p>
          </table:table-cell>
          <table:table-cell table:style-name="ce47" table:formula="of:=+[.A5]+[.C5]-1" office:value-type="float" office:value="16" calcext:value-type="float">
            <text:p>16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table:style-name="ce47" table:formula="of:=+[.F4]+1" office:value-type="float" office:value="12" calcext:value-type="float">
            <text:p>12</text:p>
          </table:table-cell>
          <table:table-cell table:style-name="ce47" table:formula="of:=+[.E5]+[.G5]-1" office:value-type="float" office:value="16" calcext:value-type="float">
            <text:p>16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7" table:formula="of:=+[.B5]+1" office:value-type="float" office:value="17" calcext:value-type="float">
            <text:p>17</text:p>
          </table:table-cell>
          <table:table-cell table:style-name="ce47" table:formula="of:=+[.A6]+[.C6]-1" office:value-type="float" office:value="36" calcext:value-type="float">
            <text:p>36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5]+1" office:value-type="float" office:value="17" calcext:value-type="float">
            <text:p>17</text:p>
          </table:table-cell>
          <table:table-cell table:style-name="ce47" table:formula="of:=+[.E6]+[.G6]-1" office:value-type="float" office:value="36" calcext:value-type="float">
            <text:p>36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7" table:formula="of:=+[.B6]+1" office:value-type="float" office:value="37" calcext:value-type="float">
            <text:p>37</text:p>
          </table:table-cell>
          <table:table-cell table:style-name="ce47" table:formula="of:=+[.A7]+[.C7]-1" office:value-type="float" office:value="56" calcext:value-type="float">
            <text:p>56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6]+1" office:value-type="float" office:value="37" calcext:value-type="float">
            <text:p>37</text:p>
          </table:table-cell>
          <table:table-cell table:style-name="ce47" table:formula="of:=+[.E7]+[.G7]-1" office:value-type="float" office:value="52" calcext:value-type="float">
            <text:p>52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47" table:formula="of:=+[.B7]+1" office:value-type="float" office:value="57" calcext:value-type="float">
            <text:p>57</text:p>
          </table:table-cell>
          <table:table-cell table:style-name="ce47" table:formula="of:=+[.A8]+[.C8]-1" office:value-type="float" office:value="58" calcext:value-type="float">
            <text:p>58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7" table:formula="of:=+[.F7]+1" office:value-type="float" office:value="53" calcext:value-type="float">
            <text:p>53</text:p>
          </table:table-cell>
          <table:table-cell table:style-name="ce47" table:formula="of:=+[.E8]+[.G8]-1" office:value-type="float" office:value="54" calcext:value-type="float">
            <text:p>54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7" table:formula="of:=+[.B8]+1" office:value-type="float" office:value="59" calcext:value-type="float">
            <text:p>59</text:p>
          </table:table-cell>
          <table:table-cell table:style-name="ce47" table:formula="of:=+[.A9]+[.C9]-1" office:value-type="float" office:value="78" calcext:value-type="float">
            <text:p>78</text:p>
          </table:table-cell>
          <table:table-cell table:style-name="ce69" office:value-type="float" office:value="20" calcext:value-type="float">
            <text:p>20</text:p>
          </table:table-cell>
          <table:table-cell/>
          <table:table-cell table:style-name="ce47" table:formula="of:=+[.F8]+1" office:value-type="float" office:value="55" calcext:value-type="float">
            <text:p>55</text:p>
          </table:table-cell>
          <table:table-cell table:style-name="ce47" table:formula="of:=+[.E9]+[.G9]-1" office:value-type="float" office:value="74" calcext:value-type="float">
            <text:p>74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7" table:formula="of:=+[.B9]+1" office:value-type="float" office:value="79" calcext:value-type="float">
            <text:p>79</text:p>
          </table:table-cell>
          <table:table-cell table:style-name="ce47" table:formula="of:=+[.A10]+[.C10]-1" office:value-type="float" office:value="108" calcext:value-type="float">
            <text:p>108</text:p>
          </table:table-cell>
          <table:table-cell table:style-name="ce69" office:value-type="float" office:value="30" calcext:value-type="float">
            <text:p>30</text:p>
          </table:table-cell>
          <table:table-cell/>
          <table:table-cell table:style-name="ce47" table:formula="of:=+[.F9]+1" office:value-type="float" office:value="75" calcext:value-type="float">
            <text:p>75</text:p>
          </table:table-cell>
          <table:table-cell table:style-name="ce47" table:formula="of:=+[.E10]+[.G10]-1" office:value-type="float" office:value="104" calcext:value-type="float">
            <text:p>104</text:p>
          </table:table-cell>
          <table:table-cell table:style-name="ce6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47" table:formula="of:=+[.B10]+1" office:value-type="float" office:value="109" calcext:value-type="float">
            <text:p>109</text:p>
          </table:table-cell>
          <table:table-cell table:style-name="ce47" table:formula="of:=+[.A11]+[.C11]-1" office:value-type="float" office:value="123" calcext:value-type="float">
            <text:p>12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0]+1" office:value-type="float" office:value="105" calcext:value-type="float">
            <text:p>105</text:p>
          </table:table-cell>
          <table:table-cell table:style-name="ce47" table:formula="of:=+[.E11]+[.G11]-1" office:value-type="float" office:value="119" calcext:value-type="float">
            <text:p>11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1]+1" office:value-type="float" office:value="124" calcext:value-type="float">
            <text:p>124</text:p>
          </table:table-cell>
          <table:table-cell table:style-name="ce47" table:formula="of:=+[.A12]+[.C12]-1" office:value-type="float" office:value="138" calcext:value-type="float">
            <text:p>13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1]+1" office:value-type="float" office:value="120" calcext:value-type="float">
            <text:p>120</text:p>
          </table:table-cell>
          <table:table-cell table:style-name="ce47" table:formula="of:=+[.E12]+[.G12]-1" office:value-type="float" office:value="134" calcext:value-type="float">
            <text:p>134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2]+1" office:value-type="float" office:value="139" calcext:value-type="float">
            <text:p>139</text:p>
          </table:table-cell>
          <table:table-cell table:style-name="ce47" table:formula="of:=+[.A13]+[.C13]-1" office:value-type="float" office:value="153" calcext:value-type="float">
            <text:p>15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2]+1" office:value-type="float" office:value="135" calcext:value-type="float">
            <text:p>135</text:p>
          </table:table-cell>
          <table:table-cell table:style-name="ce47" table:formula="of:=+[.E13]+[.G13]-1" office:value-type="float" office:value="149" calcext:value-type="float">
            <text:p>14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3]+1" office:value-type="float" office:value="154" calcext:value-type="float">
            <text:p>154</text:p>
          </table:table-cell>
          <table:table-cell table:style-name="ce47" table:formula="of:=+[.A14]+[.C14]-1" office:value-type="float" office:value="168" calcext:value-type="float">
            <text:p>16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3]+1" office:value-type="float" office:value="150" calcext:value-type="float">
            <text:p>150</text:p>
          </table:table-cell>
          <table:table-cell table:style-name="ce47" table:formula="of:=+[.E14]+[.G14]-1" office:value-type="float" office:value="164" calcext:value-type="float">
            <text:p>16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4]+1" office:value-type="float" office:value="169" calcext:value-type="float">
            <text:p>169</text:p>
          </table:table-cell>
          <table:table-cell table:style-name="ce47" table:formula="of:=+[.A15]+[.C15]-1" office:value-type="float" office:value="183" calcext:value-type="float">
            <text:p>18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4]+1" office:value-type="float" office:value="165" calcext:value-type="float">
            <text:p>165</text:p>
          </table:table-cell>
          <table:table-cell table:style-name="ce47" table:formula="of:=+[.E15]+[.G15]-1" office:value-type="float" office:value="179" calcext:value-type="float">
            <text:p>179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5]+1" office:value-type="float" office:value="184" calcext:value-type="float">
            <text:p>184</text:p>
          </table:table-cell>
          <table:table-cell table:style-name="ce47" table:formula="of:=+[.A16]+[.C16]-1" office:value-type="float" office:value="198" calcext:value-type="float">
            <text:p>19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5]+1" office:value-type="float" office:value="180" calcext:value-type="float">
            <text:p>180</text:p>
          </table:table-cell>
          <table:table-cell table:style-name="ce47" table:formula="of:=+[.E16]+[.G16]-1" office:value-type="float" office:value="194" calcext:value-type="float">
            <text:p>19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6]+1" office:value-type="float" office:value="199" calcext:value-type="float">
            <text:p>199</text:p>
          </table:table-cell>
          <table:table-cell table:style-name="ce47" table:formula="of:=+[.A17]+[.C17]-1" office:value-type="float" office:value="213" calcext:value-type="float">
            <text:p>213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16]+1" office:value-type="float" office:value="195" calcext:value-type="float">
            <text:p>195</text:p>
          </table:table-cell>
          <table:table-cell table:style-name="ce47" table:formula="of:=+[.E17]+[.G17]-1" office:value-type="float" office:value="209" calcext:value-type="float">
            <text:p>209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7]+1" office:value-type="float" office:value="214" calcext:value-type="float">
            <text:p>214</text:p>
          </table:table-cell>
          <table:table-cell table:style-name="ce47" table:formula="of:=+[.A18]+[.C18]-1" office:value-type="float" office:value="228" calcext:value-type="float">
            <text:p>228</text:p>
          </table:table-cell>
          <table:table-cell table:style-name="ce71" office:value-type="float" office:value="15" calcext:value-type="float">
            <text:p>15</text:p>
          </table:table-cell>
          <table:table-cell/>
          <table:table-cell table:style-name="ce47" table:formula="of:=+[.F17]+1" office:value-type="float" office:value="210" calcext:value-type="float">
            <text:p>210</text:p>
          </table:table-cell>
          <table:table-cell table:style-name="ce47" table:formula="of:=+[.E18]+[.G18]-1" office:value-type="float" office:value="224" calcext:value-type="float">
            <text:p>224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18]+1" office:value-type="float" office:value="229" calcext:value-type="float">
            <text:p>229</text:p>
          </table:table-cell>
          <table:table-cell table:style-name="ce47" table:formula="of:=+[.A19]+[.C19]-1" office:value-type="float" office:value="231" calcext:value-type="float">
            <text:p>231</text:p>
          </table:table-cell>
          <table:table-cell table:style-name="ce71" office:value-type="float" office:value="3" calcext:value-type="float">
            <text:p>3</text:p>
          </table:table-cell>
          <table:table-cell/>
          <table:table-cell table:style-name="ce47" table:formula="of:=+[.F18]+1" office:value-type="float" office:value="225" calcext:value-type="float">
            <text:p>225</text:p>
          </table:table-cell>
          <table:table-cell table:style-name="ce47" table:formula="of:=+[.E19]+[.G19]-1" office:value-type="float" office:value="227" calcext:value-type="float">
            <text:p>227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19]+1" office:value-type="float" office:value="232" calcext:value-type="float">
            <text:p>232</text:p>
          </table:table-cell>
          <table:table-cell table:style-name="ce47" table:formula="of:=+[.A20]+[.C20]-1" office:value-type="float" office:value="241" calcext:value-type="float">
            <text:p>241</text:p>
          </table:table-cell>
          <table:table-cell table:style-name="ce71" office:value-type="float" office:value="10" calcext:value-type="float">
            <text:p>10</text:p>
          </table:table-cell>
          <table:table-cell/>
          <table:table-cell table:style-name="ce47" table:formula="of:=+[.F19]+1" office:value-type="float" office:value="228" calcext:value-type="float">
            <text:p>228</text:p>
          </table:table-cell>
          <table:table-cell table:style-name="ce47" table:formula="of:=+[.E20]+[.G20]-1" office:value-type="float" office:value="237" calcext:value-type="float">
            <text:p>23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7" table:formula="of:=+[.B20]+1" office:value-type="float" office:value="242" calcext:value-type="float">
            <text:p>242</text:p>
          </table:table-cell>
          <table:table-cell table:style-name="ce47" table:formula="of:=+[.A21]+[.C21]-1" office:value-type="float" office:value="242" calcext:value-type="float">
            <text:p>242</text:p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47" table:formula="of:=+[.F20]+1" office:value-type="float" office:value="238" calcext:value-type="float">
            <text:p>238</text:p>
          </table:table-cell>
          <table:table-cell table:style-name="ce47" table:formula="of:=+[.E21]+[.G21]-1" office:value-type="float" office:value="238" calcext:value-type="float">
            <text:p>238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7" table:formula="of:=+[.B21]+1" office:value-type="float" office:value="243" calcext:value-type="float">
            <text:p>243</text:p>
          </table:table-cell>
          <table:table-cell table:style-name="ce47" table:formula="of:=+[.A22]+[.C22]-1" office:value-type="float" office:value="243" calcext:value-type="float">
            <text:p>243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table:formula="of:=+[.F21]+1" office:value-type="float" office:value="239" calcext:value-type="float">
            <text:p>239</text:p>
          </table:table-cell>
          <table:table-cell table:style-name="ce47" table:formula="of:=+[.E22]+[.G22]-1" office:value-type="float" office:value="239" calcext:value-type="float">
            <text:p>239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7" table:formula="of:=+[.B22]+1" office:value-type="float" office:value="244" calcext:value-type="float">
            <text:p>244</text:p>
          </table:table-cell>
          <table:table-cell table:style-name="ce47" table:formula="of:=+[.A23]+[.C23]-1" office:value-type="float" office:value="258" calcext:value-type="float">
            <text:p>258</text:p>
          </table:table-cell>
          <table:table-cell table:style-name="ce69" office:value-type="float" office:value="15" calcext:value-type="float">
            <text:p>15</text:p>
          </table:table-cell>
          <table:table-cell/>
          <table:table-cell table:style-name="ce47" table:formula="of:=+[.F22]+1" office:value-type="float" office:value="240" calcext:value-type="float">
            <text:p>240</text:p>
          </table:table-cell>
          <table:table-cell table:style-name="ce47" table:formula="of:=+[.E23]+[.G23]-1" office:value-type="float" office:value="254" calcext:value-type="float">
            <text:p>254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table:formula="of:=+[.B23]+1" office:value-type="float" office:value="259" calcext:value-type="float">
            <text:p>259</text:p>
          </table:table-cell>
          <table:table-cell table:style-name="ce47" table:formula="of:=+[.A24]+[.C24]-1" office:value-type="float" office:value="266" calcext:value-type="float">
            <text:p>266</text:p>
          </table:table-cell>
          <table:table-cell table:style-name="ce69" office:value-type="float" office:value="8" calcext:value-type="float">
            <text:p>8</text:p>
          </table:table-cell>
          <table:table-cell/>
          <table:table-cell table:style-name="ce47" table:formula="of:=+[.F23]+1" office:value-type="float" office:value="255" calcext:value-type="float">
            <text:p>255</text:p>
          </table:table-cell>
          <table:table-cell table:style-name="ce47" table:formula="of:=+[.E24]+[.G24]-1" office:value-type="float" office:value="269" calcext:value-type="float">
            <text:p>269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63"/>
          <table:table-cell table:style-name="ce70"/>
          <table:table-cell table:style-name="ce63"/>
          <table:table-cell/>
          <table:table-cell table:style-name="ce47" table:formula="of:=+[.F24]+1" office:value-type="float" office:value="270" calcext:value-type="float">
            <text:p>270</text:p>
          </table:table-cell>
          <table:table-cell table:style-name="ce47" table:formula="of:=+[.E25]+[.G25]-1" office:value-type="float" office:value="280" calcext:value-type="float">
            <text:p>280</text:p>
          </table:table-cell>
          <table:table-cell table:style-name="ce69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68"/>
          <table:table-cell/>
          <table:table-cell table:style-name="ce47" table:formula="of:=+[.F25]+1" office:value-type="float" office:value="281" calcext:value-type="float">
            <text:p>281</text:p>
          </table:table-cell>
          <table:table-cell table:style-name="ce47" table:formula="of:=+[.E26]+[.G26]-1" office:value-type="float" office:value="310" calcext:value-type="float">
            <text:p>310</text:p>
          </table:table-cell>
          <table:table-cell table:style-name="ce6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/>
          <table:table-cell table:style-name="ce47" table:formula="of:=+[.F26]+1" office:value-type="float" office:value="311" calcext:value-type="float">
            <text:p>311</text:p>
          </table:table-cell>
          <table:table-cell table:style-name="ce47" table:formula="of:=+[.E27]+[.G27]-1" office:value-type="float" office:value="325" calcext:value-type="float">
            <text:p>325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69" table:formula="of:=+[.A28]+[.C28]-1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table:formula="of:=+[.B28]+1" office:value-type="float" office:value="4" calcext:value-type="float">
            <text:p>4</text:p>
          </table:table-cell>
          <table:table-cell table:style-name="ce47" table:formula="of:=+[.A29]+[.C29]-1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38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68"/>
          <table:table-cell table:number-columns-repeated="1017"/>
        </table:table-row>
        <table:table-row table:style-name="ro3">
          <table:table-cell table:style-name="ce47" table:formula="of:=+[.B29]+1" office:value-type="float" office:value="9" calcext:value-type="float">
            <text:p>9</text:p>
          </table:table-cell>
          <table:table-cell table:style-name="ce47" table:formula="of:=+[.A30]+[.C30]-1" office:value-type="float" office:value="28" calcext:value-type="float">
            <text:p>28</text:p>
          </table:table-cell>
          <table:table-cell table:style-name="ce72" office:value-type="float" office:value="20" calcext:value-type="float">
            <text:p>20</text:p>
          </table:table-cell>
          <table:table-cell/>
          <table:table-cell table:style-name="ce39" office:value-type="string" calcext:value-type="string">
            <text:p>Desde</text:p>
          </table:table-cell>
          <table:table-cell table:style-name="ce39" office:value-type="string" calcext:value-type="string">
            <text:p>Hasta</text:p>
          </table:table-cell>
          <table:table-cell table:style-name="ce39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7" table:formula="of:=+[.B30]+1" office:value-type="float" office:value="29" calcext:value-type="float">
            <text:p>29</text:p>
          </table:table-cell>
          <table:table-cell table:style-name="ce47" table:formula="of:=+[.A31]+[.C31]-1" office:value-type="float" office:value="43" calcext:value-type="float">
            <text:p>43</text:p>
          </table:table-cell>
          <table:table-cell table:style-name="ce72" office:value-type="float" office:value="15" calcext:value-type="float">
            <text:p>15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table:formula="of:=+[.E31]+[.G31]-1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7" table:formula="of:=+[.B31]+1" office:value-type="float" office:value="44" calcext:value-type="float">
            <text:p>44</text:p>
          </table:table-cell>
          <table:table-cell table:style-name="ce47" table:formula="of:=+[.A32]+[.C32]-1" office:value-type="float" office:value="47" calcext:value-type="float">
            <text:p>47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47" table:formula="of:=+[.F31]+1" office:value-type="float" office:value="4" calcext:value-type="float">
            <text:p>4</text:p>
          </table:table-cell>
          <table:table-cell table:style-name="ce47" table:formula="of:=+[.E32]+[.G32]-1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7" table:formula="of:=+[.B32]+1" office:value-type="float" office:value="48" calcext:value-type="float">
            <text:p>48</text:p>
          </table:table-cell>
          <table:table-cell table:style-name="ce47" table:formula="of:=+[.A33]+[.C33]-1" office:value-type="float" office:value="62" calcext:value-type="float">
            <text:p>62</text:p>
          </table:table-cell>
          <table:table-cell table:style-name="ce72" office:value-type="float" office:value="15" calcext:value-type="float">
            <text:p>15</text:p>
          </table:table-cell>
          <table:table-cell/>
          <table:table-cell table:style-name="ce47" table:formula="of:=+[.F32]+1" office:value-type="float" office:value="9" calcext:value-type="float">
            <text:p>9</text:p>
          </table:table-cell>
          <table:table-cell table:style-name="ce47" table:formula="of:=+[.E33]+[.G33]-1" office:value-type="float" office:value="28" calcext:value-type="float">
            <text:p>28</text:p>
          </table:table-cell>
          <table:table-cell table:style-name="ce7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3]+1" office:value-type="float" office:value="29" calcext:value-type="float">
            <text:p>29</text:p>
          </table:table-cell>
          <table:table-cell table:style-name="ce47" table:formula="of:=+[.E34]+[.G34]-1" office:value-type="float" office:value="30" calcext:value-type="float">
            <text:p>30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4]+1" office:value-type="float" office:value="31" calcext:value-type="float">
            <text:p>31</text:p>
          </table:table-cell>
          <table:table-cell table:style-name="ce47" table:formula="of:=+[.E35]+[.G35]-1" office:value-type="float" office:value="50" calcext:value-type="float">
            <text:p>50</text:p>
          </table:table-cell>
          <table:table-cell table:style-name="ce7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5]+1" office:value-type="float" office:value="51" calcext:value-type="float">
            <text:p>51</text:p>
          </table:table-cell>
          <table:table-cell table:style-name="ce47" table:formula="of:=+[.E36]+[.G36]-1" office:value-type="float" office:value="65" calcext:value-type="float">
            <text:p>65</text:p>
          </table:table-cell>
          <table:table-cell table:style-name="ce7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6]+1" office:value-type="float" office:value="66" calcext:value-type="float">
            <text:p>66</text:p>
          </table:table-cell>
          <table:table-cell table:style-name="ce47" table:formula="of:=+[.E37]+[.G37]-1" office:value-type="float" office:value="69" calcext:value-type="float">
            <text:p>69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7" table:formula="of:=+[.F37]+1" office:value-type="float" office:value="70" calcext:value-type="float">
            <text:p>70</text:p>
          </table:table-cell>
          <table:table-cell table:style-name="ce47" table:formula="of:=+[.E38]+[.G38]-1" office:value-type="float" office:value="84" calcext:value-type="float">
            <text:p>84</text:p>
          </table:table-cell>
          <table:table-cell table:style-name="ce72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" table:style-name="ta1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5" table:default-cell-style-name="ce25"/>
        <table:table-column table:style-name="co5" table:number-columns-repeated="1020" table:default-cell-style-name="ce13"/>
        <table:table-row table:style-name="ro1">
          <table:table-cell table:style-name="ce11" office:value-type="string" calcext:value-type="string">
            <text:p>Libro IVA Ventas</text:p>
          </table:table-cell>
          <table:table-cell table:style-name="ce11" office:value-type="string" calcext:value-type="string">
            <text:p>D:96</text:p>
          </table:table-cell>
          <table:table-cell table:style-name="ce11" office:value-type="string" calcext:value-type="string">
            <text:p>Cortar</text:p>
          </table:table-cell>
          <table:table-cell table:style-name="ce11" office:value-type="string" calcext:value-type="string">
            <text:p>DUPLICADO</text:p>
          </table:table-cell>
          <table:table-cell table:style-name="ce25" office:value-type="string" calcext:value-type="string">
            <text:p>NO BORR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008030010005200000000000000000258000000000000000002588000000000030708067837AGRICOLA DE LEALES SC <text:s text:c="8"/>000000002789759000000000000000000000000000000000000000000000000000000000000000000000000000000000000000000000000000000000PES00010000001000000000000000000000000</text:p>
          </table:table-cell>
          <table:table-cell table:style-name="ce18" table:formula="of:=AND(IF(MID([.A2];[$Tablas.$A$8];[$Tablas.$C$8])=&quot;99&quot;;1;0); IF(VALUE(MID([.A2];[$Tablas.$A$11];[$Tablas.$C$11]))/100&gt;1000;1;0 ))" office:value-type="boolean" office:boolean-value="false" calcext:value-type="boolean">
            <text:p>FALSO</text:p>
          </table:table-cell>
          <table:table-cell table:style-name="ce20" table:formula="of:=MID([.A2];9;28)" office:value-type="string" office:string-value="0010005200000000000000000258" calcext:value-type="string">
            <text:p>0010005200000000000000000258</text:p>
          </table:table-cell>
          <table:table-cell table:style-name="ce22"/>
          <table:table-cell table:style-name="ce25" office:value-type="string" calcext:value-type="string">
            <text:p>NO BORR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008010010001100000000000000010784000000000000000107848000000000030714922013DON BETO SRL (ST) <text:s text:c="12"/>000000021199998000000000000000000000000000000000000000000000000000000000000000000000000000000000000000000000000003778200PES00010000001000000000000000000000000</text:p>
          </table:table-cell>
          <table:table-cell table:style-name="ce16" table:formula="of:=AND(IF(MID([.A3];[$Tablas.$A$8];[$Tablas.$C$8])=&quot;99&quot;;1;0); IF(VALUE(MID([.A3];[$Tablas.$A$11];[$Tablas.$C$11]))/100&gt;1000;1;0 ))" office:value-type="boolean" office:boolean-value="false" calcext:value-type="boolean">
            <text:p>FALSO</text:p>
          </table:table-cell>
          <table:table-cell table:style-name="ce23" table:formula="of:=MID([.A3];9;28)" office:value-type="string" office:string-value="0010001100000000000000010784" calcext:value-type="string">
            <text:p>0010001100000000000000010784</text:p>
          </table:table-cell>
          <table:table-cell table:number-columns-repeated="1021"/>
        </table:table-row>
        <table:table-row table:style-name="ro1" table:number-rows-repeated="5427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>
          <table:table-cell table:style-name="ce14"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2201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>
          <table:table-cell table:style-name="ce14"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7457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1" table:number-rows-repeated="93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32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-Ali" table:style-name="ta1"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number-columns-repeated="2" table:default-cell-style-name="ce13"/>
        <table:table-column table:style-name="co12" table:default-cell-style-name="ce13"/>
        <table:table-column table:style-name="co5" table:number-columns-repeated="1018" table:default-cell-style-name="ce13"/>
        <table:table-row table:style-name="ro1">
          <table:table-cell table:style-name="ce11" office:value-type="string" calcext:value-type="string">
            <text:p>Libro IVA Ventas (alícuotas)</text:p>
          </table:table-cell>
          <table:table-cell table:style-name="ce83" office:value-type="string" calcext:value-type="string">
            <text:p>Quitar 0</text:p>
          </table:table-cell>
          <table:table-cell table:style-name="ce83" office:value-type="string" calcext:value-type="string">
            <text:p>Comprob</text:p>
          </table:table-cell>
          <table:table-cell table:style-name="ce83" office:value-type="string" calcext:value-type="string">
            <text:p>Contar</text:p>
          </table:table-cell>
          <table:table-cell/>
          <table:table-cell table:style-name="ce28" office:value-type="string" calcext:value-type="string">
            <text:p>Venta</text:p>
          </table:table-cell>
          <table:table-cell table:style-name="ce28" office:value-type="string" calcext:value-type="string">
            <text:p>Contar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00100052000000000000000002580000000025246670004000000000265090</text:p>
          </table:table-cell>
          <table:table-cell table:style-name="ce30" table:formula="of:=RIGHT([.A2];15)" office:value-type="string" office:string-value="000000000265090" calcext:value-type="string">
            <text:p>000000000265090</text:p>
          </table:table-cell>
          <table:table-cell table:style-name="ce30" table:formula="of:=LEFT([.A2];28)" office:value-type="string" office:string-value="0010005200000000000000000258" calcext:value-type="string">
            <text:p>0010005200000000000000000258</text:p>
          </table:table-cell>
          <table:table-cell table:style-name="ce30" table:formula="of:=COUNTIF([.C$1:.C$1048576];[.C2])" office:value-type="float" office:value="1" calcext:value-type="float">
            <text:p>1</text:p>
          </table:table-cell>
          <table:table-cell/>
          <table:table-cell table:style-name="ce30" table:formula="of:=MID([$Ventas.$A2];9;28)" office:value-type="string" office:string-value="0010005200000000000000000258" calcext:value-type="string">
            <text:p>0010005200000000000000000258</text:p>
          </table:table-cell>
          <table:table-cell table:style-name="ce30" table:formula="of:=VLOOKUP([.F2];[.C$1:.D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00100011000000000000000107840000000143981810005000000003023618</text:p>
          </table:table-cell>
          <table:table-cell table:formula="of:=RIGHT([.A3];15)" office:value-type="string" office:string-value="000000003023618" calcext:value-type="string">
            <text:p>000000003023618</text:p>
          </table:table-cell>
          <table:table-cell table:formula="of:=LEFT([.A3];28)" office:value-type="string" office:string-value="0010001100000000000000010784" calcext:value-type="string">
            <text:p>0010001100000000000000010784</text:p>
          </table:table-cell>
          <table:table-cell table:formula="of:=COUNTIF([.C$1:.C$1048576];[.C3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5439">
          <table:table-cell table:style-name="ce27"/>
          <table:table-cell table:number-columns-repeated="1023"/>
        </table:table-row>
        <table:table-row table:style-name="ro1" table:number-rows-repeated="10331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_Ventas" table:style-name="ta2">
        <office:forms form:automatic-focus="false" form:apply-design-mode="false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number-columns-repeated="2" table:default-cell-style-name="ce34"/>
        <table:table-column table:style-name="co17" table:default-cell-style-name="ce34"/>
        <table:table-column table:style-name="co16" table:default-cell-style-name="ce34"/>
        <table:table-column table:style-name="co18" table:default-cell-style-name="ce34"/>
        <table:table-column table:style-name="co19" table:default-cell-style-name="ce34"/>
        <table:table-column table:style-name="co10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64"/>
        <table:table-column table:style-name="co26" table:default-cell-style-name="ce64"/>
        <table:table-column table:style-name="co29" table:default-cell-style-name="ce34"/>
        <table:table-column table:style-name="co13" table:default-cell-style-name="ce34"/>
        <table:table-column table:style-name="co5" table:number-columns-repeated="2" table:default-cell-style-name="ce34"/>
        <table:table-column table:style-name="co30" table:default-cell-style-name="ce67"/>
        <table:table-column table:style-name="co5" table:number-columns-repeated="999" table:default-cell-style-name="ce34"/>
        <table:table-row table:style-name="ro1"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Hasta</text:p>
          </table:table-cell>
          <table:table-cell table:style-name="ce33" office:value-type="string" calcext:value-type="string">
            <text:p>Doc</text:p>
          </table:table-cell>
          <table:table-cell table:style-name="ce33" office:value-type="string" calcext:value-type="string">
            <text:p>CUIT</text:p>
          </table:table-cell>
          <table:table-cell table:style-name="ce33" office:value-type="string" calcext:value-type="string">
            <text:p>Nombre</text:p>
          </table:table-cell>
          <table:table-cell table:style-name="ce33" office:value-type="string" calcext:value-type="string">
            <text:p>Grabado</text:p>
          </table:table-cell>
          <table:table-cell table:style-name="ce33" office:value-type="string" calcext:value-type="string">
            <text:p>NoGrab</text:p>
          </table:table-cell>
          <table:table-cell table:style-name="ce33" office:value-type="string" calcext:value-type="string">
            <text:p>Perc</text:p>
          </table:table-cell>
          <table:table-cell table:style-name="ce33" office:value-type="string" calcext:value-type="string">
            <text:p>Exenta</text:p>
          </table:table-cell>
          <table:table-cell table:style-name="ce33" office:value-type="string" calcext:value-type="string">
            <text:p>ImpNac</text:p>
          </table:table-cell>
          <table:table-cell table:style-name="ce33" office:value-type="string" calcext:value-type="string">
            <text:p>P IIBB</text:p>
          </table:table-cell>
          <table:table-cell table:style-name="ce33" office:value-type="string" calcext:value-type="string">
            <text:p>ImpMun</text:p>
          </table:table-cell>
          <table:table-cell table:style-name="ce33" office:value-type="string" calcext:value-type="string">
            <text:p>II</text:p>
          </table:table-cell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Cambio</text:p>
          </table:table-cell>
          <table:table-cell table:style-name="ce33" office:value-type="string" calcext:value-type="string">
            <text:p>Ali</text:p>
          </table:table-cell>
          <table:table-cell table:style-name="ce33" office:value-type="string" calcext:value-type="string">
            <text:p>Ope</text:p>
          </table:table-cell>
          <table:table-cell table:style-name="ce33" office:value-type="string" calcext:value-type="string">
            <text:p>Otro</text:p>
          </table:table-cell>
          <table:table-cell table:style-name="ce33" office:value-type="string" calcext:value-type="string">
            <text:p>Vto</text:p>
          </table:table-cell>
          <table:table-cell table:style-name="ce33"/>
          <table:table-cell table:style-name="ce37"/>
          <table:table-cell table:style-name="ce66" office:value-type="string" calcext:value-type="string">
            <text:p>CONCAT</text:p>
          </table:table-cell>
          <table:table-cell table:style-name="ce37" table:number-columns-repeated="994"/>
          <table:table-cell table:number-columns-repeated="5"/>
        </table:table-row>
        <table:table-row table:style-name="ro1">
          <table:table-cell table:style-name="ce35" table:formula="of:=MID([$Ventas.$A2];[$Tablas.$A$3];[$Tablas.$C$3])" office:value-type="string" office:string-value="20200803" calcext:value-type="string">
            <text:p>20200803</text:p>
          </table:table-cell>
          <table:table-cell table:style-name="ce35" table:formula="of:=MID([$Ventas.$A2];[$Tablas.$A$4];[$Tablas.$C$4])" office:value-type="string" office:string-value="001" calcext:value-type="string">
            <text:p>001</text:p>
          </table:table-cell>
          <table:table-cell table:style-name="ce35" table:formula="of:=MID([$Ventas.$A2];[$Tablas.$A$5];[$Tablas.$C$5])" office:value-type="string" office:string-value="00052" calcext:value-type="string">
            <text:p>00052</text:p>
          </table:table-cell>
          <table:table-cell table:style-name="ce35" table:formula="of:=MID([$Ventas.$A2];[$Tablas.$A$6];[$Tablas.$C$6])" office:value-type="string" office:string-value="00000000000000000258" calcext:value-type="string">
            <text:p>00000000000000000258</text:p>
          </table:table-cell>
          <table:table-cell table:style-name="ce35" table:formula="of:=MID([$Ventas.$A2];[$Tablas.$A$7];[$Tablas.$C$7])" office:value-type="string" office:string-value="00000000000000000258" calcext:value-type="string">
            <text:p>00000000000000000258</text:p>
          </table:table-cell>
          <table:table-cell table:style-name="ce35" table:formula="of:=IF([$Ventas.B2]; &quot;96&quot;; MID([$Ventas.$A2];[$Tablas.$A$8];[$Tablas.$C$8]))" office:value-type="string" office:string-value="80" calcext:value-type="string">
            <text:p>80</text:p>
          </table:table-cell>
          <table:table-cell table:style-name="ce35" table:formula="of:==IF([$Ventas.B2]; &quot;00000000000012345678&quot;; MID([$Ventas.$A2];[$Tablas.$A$9];[$Tablas.$C$9]))" office:value-type="string" office:string-value="00000000030708067837" calcext:value-type="string">
            <text:p>00000000030708067837</text:p>
          </table:table-cell>
          <table:table-cell table:style-name="ce35" table:formula="of:=SUBSTITUTE(MID([$Ventas.$A2];[$Tablas.$A$10];[$Tablas.$C$10]);&quot;Ñ&quot;;&quot;N&quot;)" office:value-type="string" office:string-value="AGRICOLA DE LEALES SC         " calcext:value-type="string">
            <text:p>AGRICOLA DE LEALES SC <text:s text:c="8"/></text:p>
          </table:table-cell>
          <table:table-cell table:style-name="ce43" table:formula="of:=(VALUE(MID([$Ventas.$A2];[$Tablas.$A$11];[$Tablas.$C$11]))/100)*IF(OR(VALUE([.B2])=3;VALUE([.B2])=8;VALUE([.B2])=13);-1;1)" office:value-type="float" office:value="27897.59" calcext:value-type="float">
            <text:p>27.897,59</text:p>
          </table:table-cell>
          <table:table-cell table:style-name="ce43" table:formula="of:=(VALUE(MID([$Ventas.$A2];[$Tablas.$A$12];[$Tablas.$C$12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3];[$Tablas.$C$13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4];[$Tablas.$C$14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5];[$Tablas.$C$15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6];[$Tablas.$C$16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7];[$Tablas.$C$17]))/100)*IF(OR(VALUE([.B2])=3;VALUE([.B2])=8;VALUE([.B2])=13);-1;1)" office:value-type="float" office:value="0" calcext:value-type="float">
            <text:p>0,00</text:p>
          </table:table-cell>
          <table:table-cell table:style-name="ce43" table:formula="of:=(VALUE(MID([$Ventas.$A2];[$Tablas.$A$18];[$Tablas.$C$18]))/100)*IF(OR(VALUE([.B2])=3;VALUE([.B2])=8;VALUE([.B2])=13);-1;1)" office:value-type="float" office:value="0" calcext:value-type="float">
            <text:p>0,00</text:p>
          </table:table-cell>
          <table:table-cell table:style-name="ce35" table:formula="of:=MID([$Ventas.$A2];[$Tablas.$A$19];[$Tablas.$C$19])" office:value-type="string" office:string-value="PES" calcext:value-type="string">
            <text:p>PES</text:p>
          </table:table-cell>
          <table:table-cell table:style-name="ce35" table:formula="of:=MID([$Ventas.$A2];[$Tablas.$A$20];[$Tablas.$C$20])" office:value-type="string" office:string-value="0001000000" calcext:value-type="string">
            <text:p>00010000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MID([$Ventas.$A2];[$Tablas.$A$22];[$Tablas.$C$22])" office:value-type="string" office:string-value="0" calcext:value-type="string">
            <text:p>0</text:p>
          </table:table-cell>
          <table:table-cell table:style-name="ce35" table:formula="of:=MID([$Ventas.$A2];[$Tablas.$A$23];[$Tablas.$C$23])" office:value-type="string" office:string-value="000000000000000" calcext:value-type="string">
            <text:p>000000000000000</text:p>
          </table:table-cell>
          <table:table-cell table:style-name="ce35" table:formula="of:=MID([$Ventas.$A2];[$Tablas.$A$24];[$Tablas.$C$24])" office:value-type="string" office:string-value="00000000" calcext:value-type="string">
            <text:p>00000000</text:p>
          </table:table-cell>
          <table:table-cell table:style-name="ce35" table:formula="of:=VLOOKUP(CONCATENATE([.B2];[.C2];[.D2]);[$'Ventas-Ali'.C$1:.D$1048576];2;0)" office:value-type="float" office:value="1" calcext:value-type="float">
            <text:p>1</text:p>
          </table:table-cell>
          <table:table-cell/>
          <table:table-cell table:formula="of:=CONCATENATE([.A2];[.B2];[.C2];[.D2];[.E2];[.F2];[.G2];[.H2]; TEXT(ABS([.I2])*100;REPT(&quot;0&quot;;15)); TEXT(ABS([.J2])*100;REPT(&quot;0&quot;;15)); TEXT(ABS([.K2])*100;REPT(&quot;0&quot;;15)); TEXT(ABS([.L2])*100;REPT(&quot;0&quot;;15)); TEXT(ABS([.M2])*100;REPT(&quot;0&quot;;15)); TEXT(ABS([.N2])*100;REPT(&quot;0&quot;;15)); TEXT(ABS([.O2])*100;REPT(&quot;0&quot;;15)); TEXT(ABS([.P2])*100;REPT(&quot;0&quot;;15)); [.Q2];[.R2];[.S2];[.T2];[.U2];[.V2])" office:value-type="string" office:string-value="202008030010005200000000000000000258000000000000000002588000000000030708067837AGRICOLA DE LEALES SC         000000002789759000000000000000000000000000000000000000000000000000000000000000000000000000000000000000000000000000000000PES00010000001000000000000000000000000" calcext:value-type="string">
            <text:p>202008030010005200000000000000000258000000000000000002588000000000030708067837AGRICOLA DE LEALES SC <text:s text:c="8"/>000000002789759000000000000000000000000000000000000000000000000000000000000000000000000000000000000000000000000000000000PES00010000001000000000000000000000000</text:p>
          </table:table-cell>
          <table:table-cell table:number-columns-repeated="999"/>
        </table:table-row>
        <table:table-row table:style-name="ro1">
          <table:table-cell table:formula="of:=MID([$Ventas.$A3];[$Tablas.$A$3];[$Tablas.$C$3])" office:value-type="string" office:string-value="20200801" calcext:value-type="string">
            <text:p>20200801</text:p>
          </table:table-cell>
          <table:table-cell table:formula="of:=MID([$Ventas.$A3];[$Tablas.$A$4];[$Tablas.$C$4])" office:value-type="string" office:string-value="001" calcext:value-type="string">
            <text:p>001</text:p>
          </table:table-cell>
          <table:table-cell table:formula="of:=MID([$Ventas.$A3];[$Tablas.$A$5];[$Tablas.$C$5])" office:value-type="string" office:string-value="00011" calcext:value-type="string">
            <text:p>00011</text:p>
          </table:table-cell>
          <table:table-cell table:formula="of:=MID([$Ventas.$A3];[$Tablas.$A$6];[$Tablas.$C$6])" office:value-type="string" office:string-value="00000000000000010784" calcext:value-type="string">
            <text:p>00000000000000010784</text:p>
          </table:table-cell>
          <table:table-cell table:formula="of:=MID([$Ventas.$A3];[$Tablas.$A$7];[$Tablas.$C$7])" office:value-type="string" office:string-value="00000000000000010784" calcext:value-type="string">
            <text:p>00000000000000010784</text:p>
          </table:table-cell>
          <table:table-cell table:formula="of:=IF([$Ventas.B3]; &quot;96&quot;; MID([$Ventas.$A3];[$Tablas.$A$8];[$Tablas.$C$8]))" office:value-type="string" office:string-value="80" calcext:value-type="string">
            <text:p>80</text:p>
          </table:table-cell>
          <table:table-cell table:formula="of:==IF([$Ventas.B3]; &quot;00000000000012345678&quot;; MID([$Ventas.$A3];[$Tablas.$A$9];[$Tablas.$C$9]))" office:value-type="string" office:string-value="00000000030714922013" calcext:value-type="string">
            <text:p>00000000030714922013</text:p>
          </table:table-cell>
          <table:table-cell table:formula="of:=SUBSTITUTE(MID([$Ventas.$A3];[$Tablas.$A$10];[$Tablas.$C$10]);&quot;Ñ&quot;;&quot;N&quot;)" office:value-type="string" office:string-value="DON BETO SRL (ST)             " calcext:value-type="string">
            <text:p>DON BETO SRL (ST) <text:s text:c="12"/></text:p>
          </table:table-cell>
          <table:table-cell table:style-name="ce36" table:formula="of:=(VALUE(MID([$Ventas.$A3];[$Tablas.$A$11];[$Tablas.$C$11]))/100)*IF(OR(VALUE([.B3])=3;VALUE([.B3])=8;VALUE([.B3])=13);-1;1)" office:value-type="float" office:value="211999.98" calcext:value-type="float">
            <text:p>211.999,98</text:p>
          </table:table-cell>
          <table:table-cell table:style-name="ce36" table:formula="of:=(VALUE(MID([$Ventas.$A3];[$Tablas.$A$12];[$Tablas.$C$12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3];[$Tablas.$C$13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4];[$Tablas.$C$14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5];[$Tablas.$C$15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6];[$Tablas.$C$16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7];[$Tablas.$C$17]))/100)*IF(OR(VALUE([.B3])=3;VALUE([.B3])=8;VALUE([.B3])=13);-1;1)" office:value-type="float" office:value="0" calcext:value-type="float">
            <text:p>0,00</text:p>
          </table:table-cell>
          <table:table-cell table:style-name="ce36" table:formula="of:=(VALUE(MID([$Ventas.$A3];[$Tablas.$A$18];[$Tablas.$C$18]))/100)*IF(OR(VALUE([.B3])=3;VALUE([.B3])=8;VALUE([.B3])=13);-1;1)" office:value-type="float" office:value="37782" calcext:value-type="float">
            <text:p>37.782,00</text:p>
          </table:table-cell>
          <table:table-cell table:formula="of:=MID([$Ventas.$A3];[$Tablas.$A$19];[$Tablas.$C$19])" office:value-type="string" office:string-value="PES" calcext:value-type="string">
            <text:p>PES</text:p>
          </table:table-cell>
          <table:table-cell table:formula="of:=MID([$Ventas.$A3];[$Tablas.$A$20];[$Tablas.$C$20])" office:value-type="string" office:string-value="0001000000" calcext:value-type="string">
            <text:p>0001000000</text:p>
          </table:table-cell>
          <table:table-cell office:value-type="float" office:value="1" calcext:value-type="float">
            <text:p>1</text:p>
          </table:table-cell>
          <table:table-cell table:formula="of:=MID([$Ventas.$A3];[$Tablas.$A$22];[$Tablas.$C$22])" office:value-type="string" office:string-value="0" calcext:value-type="string">
            <text:p>0</text:p>
          </table:table-cell>
          <table:table-cell table:formula="of:=MID([$Ventas.$A3];[$Tablas.$A$23];[$Tablas.$C$23])" office:value-type="string" office:string-value="000000000000000" calcext:value-type="string">
            <text:p>000000000000000</text:p>
          </table:table-cell>
          <table:table-cell table:formula="of:=MID([$Ventas.$A3];[$Tablas.$A$24];[$Tablas.$C$24])" office:value-type="string" office:string-value="00000000" calcext:value-type="string">
            <text:p>00000000</text:p>
          </table:table-cell>
          <table:table-cell table:formula="of:=VLOOKUP(CONCATENATE([.B3];[.C3];[.D3]);[$'Ventas-Ali'.C$1:.D$1048576];2;0)" office:value-type="float" office:value="1" calcext:value-type="float">
            <text:p>1</text:p>
          </table:table-cell>
          <table:table-cell/>
          <table:table-cell table:formula="of:=CONCATENATE([.A3];[.B3];[.C3];[.D3];[.E3];[.F3];[.G3];[.H3]; TEXT(ABS([.I3])*100;REPT(&quot;0&quot;;15)); TEXT(ABS([.J3])*100;REPT(&quot;0&quot;;15)); TEXT(ABS([.K3])*100;REPT(&quot;0&quot;;15)); TEXT(ABS([.L3])*100;REPT(&quot;0&quot;;15)); TEXT(ABS([.M3])*100;REPT(&quot;0&quot;;15)); TEXT(ABS([.N3])*100;REPT(&quot;0&quot;;15)); TEXT(ABS([.O3])*100;REPT(&quot;0&quot;;15)); TEXT(ABS([.P3])*100;REPT(&quot;0&quot;;15)); [.Q3];[.R3];[.S3];[.T3];[.U3];[.V3])" office:value-type="string" office:string-value="202008010010001100000000000000010784000000000000000107848000000000030714922013DON BETO SRL (ST)             000000021199998000000000000000000000000000000000000000000000000000000000000000000000000000000000000000000000000003778200PES00010000001000000000000000000000000" calcext:value-type="string">
            <text:p>202008010010001100000000000000010784000000000000000107848000000000030714922013DON BETO SRL (ST) <text:s text:c="12"/>000000021199998000000000000000000000000000000000000000000000000000000000000000000000000000000000000000000000000003778200PES00010000001000000000000000000000000</text:p>
          </table:table-cell>
          <table:table-cell table:number-columns-repeated="999"/>
        </table:table-row>
        <table:table-row table:style-name="ro1" table:number-rows-repeated="3">
          <table:table-cell table:number-columns-repeated="8"/>
          <table:table-cell table:style-name="ce36" table:number-columns-repeated="8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Grabado</text:p>
          </table:table-cell>
          <table:table-cell table:style-name="ce91" office:value-type="float" office:value="25246.67" calcext:value-type="float">
            <text:p>25.246,67</text:p>
          </table:table-cell>
          <table:table-cell table:style-name="ce91" office:value-type="float" office:value="143981.81" calcext:value-type="float">
            <text:p>143.981,81</text:p>
          </table:table-cell>
          <table:table-cell table:style-name="ce36" table:number-columns-repeated="6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Ali</text:p>
          </table:table-cell>
          <table:table-cell table:style-name="ce91" office:value-type="string" calcext:value-type="string">
            <text:p>0004</text:p>
          </table:table-cell>
          <table:table-cell table:style-name="ce91" office:value-type="string" calcext:value-type="string">
            <text:p>0005</text:p>
          </table:table-cell>
          <table:table-cell table:style-name="ce36" table:number-columns-repeated="6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Impuesto</text:p>
          </table:table-cell>
          <table:table-cell table:style-name="ce91" office:value-type="float" office:value="2650.9" calcext:value-type="float">
            <text:p>2.650,90</text:p>
          </table:table-cell>
          <table:table-cell table:style-name="ce91" office:value-type="float" office:value="30236.18" calcext:value-type="float">
            <text:p>30.236,18</text:p>
          </table:table-cell>
          <table:table-cell table:style-name="ce36" table:number-columns-repeated="6"/>
          <table:table-cell table:number-columns-repeated="1008"/>
        </table:table-row>
        <table:table-row table:style-name="ro1" table:number-rows-repeated="18066">
          <table:table-cell table:number-columns-repeated="8"/>
          <table:table-cell table:style-name="ce36" table:number-columns-repeated="8"/>
          <table:table-cell table:number-columns-repeated="1008"/>
        </table:table-row>
        <table:table-row table:style-name="ro1" table:number-rows-repeated="1030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_Ventas-Ali" table:style-name="ta2">
        <office:forms form:automatic-focus="false" form:apply-design-mode="false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31" table:default-cell-style-name="ce36"/>
        <table:table-column table:style-name="co32" table:default-cell-style-name="ce34"/>
        <table:table-column table:style-name="co33" table:default-cell-style-name="ce36"/>
        <table:table-column table:style-name="co34" table:default-cell-style-name="ce34"/>
        <table:table-column table:style-name="co32" table:default-cell-style-name="ce34"/>
        <table:table-column table:style-name="co35" table:default-cell-style-name="ce34"/>
        <table:table-column table:style-name="co36" table:default-cell-style-name="ce34"/>
        <table:table-column table:style-name="co5" table:default-cell-style-name="ce34"/>
        <table:table-column table:style-name="co37" table:default-cell-style-name="ce36"/>
        <table:table-column table:style-name="co5" table:number-columns-repeated="1010" table:default-cell-style-name="ce34"/>
        <table:table-column table:style-name="co5" table:number-columns-repeated="2" table:default-cell-style-name="ce61"/>
        <table:table-row table:style-name="ro1"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98" office:value-type="string" calcext:value-type="string">
            <text:p>Grabado</text:p>
          </table:table-cell>
          <table:table-cell table:style-name="ce33" office:value-type="string" calcext:value-type="string">
            <text:p>Ali</text:p>
          </table:table-cell>
          <table:table-cell table:style-name="ce98" office:value-type="string" calcext:value-type="string">
            <text:p>Impuesto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TOTAL</text:p>
          </table:table-cell>
          <table:covered-table-cell table:style-name="ce48"/>
          <table:table-cell table:style-name="ce54" table:formula="of:=SUM([.F$1:.F$1048576])" office:value-type="float" office:value="32887.08" calcext:value-type="float">
            <text:p>32.887,08</text:p>
          </table:table-cell>
          <table:table-cell table:style-name="ce60" table:number-columns-repeated="2"/>
          <table:table-cell table:style-name="ce37" table:number-columns-repeated="984"/>
          <table:table-cell table:number-columns-repeated="28"/>
        </table:table-row>
        <table:table-row table:style-name="ro1">
          <table:table-cell table:style-name="ce35" table:formula="of:=MID([$'Ventas-Ali'.$A2];[$Tablas.$A$28];[$Tablas.$C$28])" office:value-type="string" office:string-value="001" calcext:value-type="string">
            <text:p>001</text:p>
          </table:table-cell>
          <table:table-cell table:style-name="ce35" table:formula="of:=MID([$'Ventas-Ali'.$A2];[$Tablas.$A$29];[$Tablas.$C$29])" office:value-type="string" office:string-value="00052" calcext:value-type="string">
            <text:p>00052</text:p>
          </table:table-cell>
          <table:table-cell table:style-name="ce35" table:formula="of:=MID([$'Ventas-Ali'.$A2];[$Tablas.$A$30];[$Tablas.$C$30])" office:value-type="string" office:string-value="00000000000000000258" calcext:value-type="string">
            <text:p>00000000000000000258</text:p>
          </table:table-cell>
          <table:table-cell table:style-name="ce43" table:formula="of:=IF([$'Ventas-Ali'.$A2];VALUE(MID([$'Ventas-Ali'.$A2];[$Tablas.$A$31];[$Tablas.$C$31]))/100;0)*IF(OR(VALUE([.A2])=3;VALUE([.A2])=8;VALUE([.A2])=13);-1;1)" office:value-type="float" office:value="25246.67" calcext:value-type="float">
            <text:p>25.246,67</text:p>
          </table:table-cell>
          <table:table-cell table:style-name="ce35" table:formula="of:=MID([$'Ventas-Ali'.$A2];[$Tablas.$A$32];[$Tablas.$C$32])" office:value-type="string" office:string-value="0004" calcext:value-type="string">
            <text:p>0004</text:p>
          </table:table-cell>
          <table:table-cell table:style-name="ce43" table:formula="of:=IF([$'Ventas-Ali'.$A2];VALUE(MID([$'Ventas-Ali'.$A2];[$Tablas.$A$33];[$Tablas.$C$33]))/100;0)*IF(OR(VALUE([.A2])=3;VALUE([.A2])=8;VALUE([.A2])=13);-1;1)" office:value-type="float" office:value="2650.9" calcext:value-type="float">
            <text:p>2.650,90</text:p>
          </table:table-cell>
          <table:table-cell table:number-columns-repeated="1018"/>
        </table:table-row>
        <table:table-row table:style-name="ro1">
          <table:table-cell table:formula="of:=MID([$'Ventas-Ali'.$A3];[$Tablas.$A$28];[$Tablas.$C$28])" office:value-type="string" office:string-value="001" calcext:value-type="string">
            <text:p>001</text:p>
          </table:table-cell>
          <table:table-cell table:formula="of:=MID([$'Ventas-Ali'.$A3];[$Tablas.$A$29];[$Tablas.$C$29])" office:value-type="string" office:string-value="00011" calcext:value-type="string">
            <text:p>00011</text:p>
          </table:table-cell>
          <table:table-cell table:formula="of:=MID([$'Ventas-Ali'.$A3];[$Tablas.$A$30];[$Tablas.$C$30])" office:value-type="string" office:string-value="00000000000000010784" calcext:value-type="string">
            <text:p>00000000000000010784</text:p>
          </table:table-cell>
          <table:table-cell table:formula="of:=IF([$'Ventas-Ali'.$A3];VALUE(MID([$'Ventas-Ali'.$A3];[$Tablas.$A$31];[$Tablas.$C$31]))/100;0)*IF(OR(VALUE([.A3])=3;VALUE([.A3])=8;VALUE([.A3])=13);-1;1)" office:value-type="float" office:value="143981.81" calcext:value-type="float">
            <text:p>143.981,81</text:p>
          </table:table-cell>
          <table:table-cell table:formula="of:=MID([$'Ventas-Ali'.$A3];[$Tablas.$A$32];[$Tablas.$C$32])" office:value-type="string" office:string-value="0005" calcext:value-type="string">
            <text:p>0005</text:p>
          </table:table-cell>
          <table:table-cell table:formula="of:=IF([$'Ventas-Ali'.$A3];VALUE(MID([$'Ventas-Ali'.$A3];[$Tablas.$A$33];[$Tablas.$C$33]))/100;0)*IF(OR(VALUE([.A3])=3;VALUE([.A3])=8;VALUE([.A3])=13);-1;1)" office:value-type="float" office:value="30236.18" calcext:value-type="float">
            <text:p>30.236,18</text:p>
          </table:table-cell>
          <table:table-cell/>
          <table:table-cell table:style-name="ce41" office:value-type="string" calcext:value-type="string">
            <text:p>Cod</text:p>
          </table:table-cell>
          <table:table-cell table:style-name="ce49" office:value-type="string" calcext:value-type="string">
            <text:p>IVA</text:p>
          </table:table-cell>
          <table:table-cell table:style-name="ce5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4</text:p>
          </table:table-cell>
          <table:table-cell table:style-name="ce50" office:value-type="string" calcext:value-type="string">
            <text:p>10,5%</text:p>
          </table:table-cell>
          <table:table-cell table:style-name="ce56" table:formula="of:=SUMIF([.E$1:.E$1048576];[.H4];[.F$1:.F$1048576])" office:value-type="float" office:value="2650.9" calcext:value-type="float">
            <text:p>2.650,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5</text:p>
          </table:table-cell>
          <table:table-cell table:style-name="ce50" office:value-type="string" calcext:value-type="string">
            <text:p>21%</text:p>
          </table:table-cell>
          <table:table-cell table:style-name="ce57" table:formula="of:=SUMIF([.E$1:.E$1048576];[.H5];[.F$1:.F$1048576])" office:value-type="float" office:value="30236.18" calcext:value-type="float">
            <text:p>30.236,1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06</text:p>
          </table:table-cell>
          <table:table-cell table:style-name="ce50" office:value-type="string" calcext:value-type="string">
            <text:p>27%</text:p>
          </table:table-cell>
          <table:table-cell table:style-name="ce57" table:formula="of:=SUMIF([.E$1:.E$1048576];[.H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/>
          <table:table-cell/>
          <table:table-cell table:style-name="ce57"/>
          <table:table-cell table:number-columns-repeated="1014"/>
        </table:table-row>
        <table:table-row table:style-name="ro1">
          <table:table-cell table:number-columns-repeated="7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8" table:formula="of:=SUM([.J4:.J7])" office:value-type="float" office:value="32887.08" calcext:value-type="float">
            <text:p>32.887,0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1" office:value-type="string" calcext:value-type="string">
            <text:p>Cod</text:p>
          </table:table-cell>
          <table:table-cell table:style-name="ce49" office:value-type="string" calcext:value-type="string">
            <text:p>Tipo</text:p>
          </table:table-cell>
          <table:table-cell table:style-name="ce55" office:value-type="string" calcext:value-type="string">
            <text:p>Importe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5" office:value-type="string" calcext:value-type="string">
            <text:p>001</text:p>
          </table:table-cell>
          <table:table-cell table:style-name="ce52" office:value-type="string" calcext:value-type="string">
            <text:p>FC A</text:p>
          </table:table-cell>
          <table:table-cell table:style-name="ce56" table:formula="of:=SUMIF([.$A$1:.$A$1048576];[.H11];[.F$1:.F$1048576])" office:value-type="float" office:value="32887.08" calcext:value-type="float">
            <text:p>32.887,0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57" table:formula="of:=SUMIF([.$A$1:.$A$1048576];[.H12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57" table:formula="of:=SUMIF([.$A$1:.$A$1048576];[.H13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57" table:formula="of:=SUMIF([.$A$1:.$A$1048576];[.H14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57" table:formula="of:=SUMIF([.$A$1:.$A$1048576];[.H15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57" table:formula="of:=SUMIF([.$A$1:.$A$1048576];[.H1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57" table:formula="of:=SUMIF([.$A$1:.$A$1048576];[.H17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57" table:formula="of:=SUMIF([.$A$1:.$A$1048576];[.H18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57" table:formula="of:=SUMIF([.$A$1:.$A$1048576];[.H19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57" table:formula="of:=SUMIF([.$A$1:.$A$1048576];[.H20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57" table:formula="of:=SUMIF([.$A$1:.$A$1048576];[.H21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57" table:formula="of:=SUMIF([.$A$1:.$A$1048576];[.H22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57" table:formula="of:=SUMIF([.$A$1:.$A$1048576];[.H23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57" table:formula="of:=SUMIF([.$A$1:.$A$1048576];[.H24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57" table:formula="of:=SUMIF([.$A$1:.$A$1048576];[.H25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6" office:value-type="string" calcext:value-type="string">
            <text:p>083</text:p>
          </table:table-cell>
          <table:table-cell table:style-name="ce53" office:value-type="string" calcext:value-type="string">
            <text:p>TI</text:p>
          </table:table-cell>
          <table:table-cell table:style-name="ce59" table:formula="of:=SUMIF([.$A$1:.$A$1048576];[.H26];[.F$1:.F$1048576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8" table:formula="of:=SUM([.J11:.J26])" office:value-type="float" office:value="32887.08" calcext:value-type="float">
            <text:p>32.887,08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Ventas.A1:Ventas.D13487">
          <table:sort>
            <table:sort-by table:field-number="2" table:data-type="automatic"/>
          </table:sort>
        </table:database-range>
        <table:database-range table:name="__Anonymous_Sheet_DB__2" table:target-range-address="'Ventas-Ali'.A1:'Ventas-Ali'.D1544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DF_Ventas.A3:DF_Ventas.W15092" table:contains-header="false">
          <table:sort>
            <table:sort-by table:field-number="22" table:data-type="automatic"/>
          </table:sort>
        </table:database-range>
        <table:database-range table:name="__Anonymous_Sheet_DB__4" table:target-range-address="'DF_Ventas-Ali'.A1:'DF_Ventas-Ali'.F149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5:17:55.5881332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3H36M44S</meta:editing-duration>
    <meta:editing-cycles>134</meta:editing-cycles>
    <meta:generator>LibreOffice/6.0.7.3$Linux_X86_64 LibreOffice_project/00m0$Build-3</meta:generator>
    <dc:date>2020-10-22T15:24:24.306612455</dc:date>
    <meta:document-statistic meta:table-count="5" meta:cell-count="394" meta:object-count="0"/>
  </office:meta>
</office:document-meta>
</file>